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93e" officeooo:paragraph-rsid="000df93e"/>
    </style:style>
    <style:style style:name="P2" style:family="paragraph" style:parent-style-name="Standard">
      <style:text-properties officeooo:rsid="0012e1e8" officeooo:paragraph-rsid="0012e1e8"/>
    </style:style>
    <style:style style:name="P3" style:family="paragraph" style:parent-style-name="Standard">
      <style:text-properties officeooo:rsid="00142a99" officeooo:paragraph-rsid="00142a99"/>
    </style:style>
    <style:style style:name="P4" style:family="paragraph" style:parent-style-name="Standard">
      <style:text-properties officeooo:rsid="001480b0" officeooo:paragraph-rsid="001480b0"/>
    </style:style>
    <style:style style:name="P5" style:family="paragraph" style:parent-style-name="Standard">
      <style:text-properties officeooo:rsid="0016466d" officeooo:paragraph-rsid="001678a3"/>
    </style:style>
    <style:style style:name="P6" style:family="paragraph" style:parent-style-name="Standard">
      <style:text-properties officeooo:rsid="0016f4b9" officeooo:paragraph-rsid="0016f4b9"/>
    </style:style>
    <style:style style:name="P7" style:family="paragraph" style:parent-style-name="Standard">
      <style:text-properties officeooo:rsid="0017c10f" officeooo:paragraph-rsid="0017c10f"/>
    </style:style>
    <style:style style:name="T1" style:family="text">
      <style:text-properties officeooo:rsid="001678a3"/>
    </style:style>
    <style:style style:name="T2" style:family="text">
      <style:text-properties officeooo:rsid="0017c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</text:p>
      <text:p text:style-name="P1"/>
      <text:p text:style-name="P2">Mỗi bề mặt được cấu hình để hiển thị một hình ảnh trên màn hình được gọi là plane trong phần này.</text:p>
      <text:p text:style-name="P3">Đối với số plane của mỗi sản phẩm, tham chiếu đến bảng 35.1.</text:p>
      <text:p text:style-name="P4">Các tham số cho mỗi plane có thể thiết lập độc lập thông qua sự thiết lập của một thanh ghi nội bộ.</text:p>
      <text:p text:style-name="P4">Sự thiết lập thanh ghi nội bộ có thể cũng được sử dụng để thiết lập thứ tự ưu tiên hiển thị.</text:p>
      <text:p text:style-name="P4"/>
      <text:p text:style-name="P5">CRTC <text:span text:style-name="T1">Cathode Ray Tube Controller</text:span></text:p>
      <text:p text:style-name="P5"/>
      <text:p text:style-name="P5"/>
      <text:p text:style-name="P6">Hiện tại với GEN3 H3</text:p>
      <text:p text:style-name="P6"/>
      <text:p text:style-name="P6">Sẽ không sử dụng rcar-du-planes.c</text:p>
      <text:p text:style-name="P6"/>
      <text:p text:style-name="P7">các con trỏ hàm của drm đang được thiết lập ở rcar_du_vsp.c</text:p>
      <text:p text:style-name="P7"/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12:00.752307099</meta:creation-date>
    <meta:generator>LibreOffice/5.1.6.2$Linux_X86_64 LibreOffice_project/10m0$Build-2</meta:generator>
    <dc:date>2018-11-09T18:03:54.008543110</dc:date>
    <meta:editing-duration>PT1H14M43S</meta:editing-duration>
    <meta:editing-cycles>9</meta:editing-cycles>
    <meta:document-statistic meta:table-count="0" meta:image-count="0" meta:object-count="0" meta:page-count="1" meta:paragraph-count="9" meta:word-count="108" meta:character-count="497" meta:non-whitespace-character-count="398"/>
  </office:meta>
</office:document-meta>
</file>